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4e87" officeooo:paragraph-rsid="000c4e87"/>
    </style:style>
    <style:style style:name="P2" style:family="paragraph" style:parent-style-name="Standard">
      <style:text-properties officeooo:rsid="000c4e87" officeooo:paragraph-rsid="0014301d"/>
    </style:style>
    <style:style style:name="P3" style:family="paragraph" style:parent-style-name="Standard">
      <style:text-properties officeooo:rsid="000c4e87" officeooo:paragraph-rsid="00159207"/>
    </style:style>
    <style:style style:name="P4" style:family="paragraph" style:parent-style-name="Standard">
      <style:text-properties officeooo:paragraph-rsid="000d9e9c"/>
    </style:style>
    <style:style style:name="P5" style:family="paragraph" style:parent-style-name="Standard">
      <style:text-properties officeooo:rsid="000c4e87" officeooo:paragraph-rsid="000d9e9c"/>
    </style:style>
    <style:style style:name="T1" style:family="text">
      <style:text-properties officeooo:rsid="000d9e9c"/>
    </style:style>
    <style:style style:name="T2" style:family="text">
      <style:text-properties officeooo:rsid="000eca25"/>
    </style:style>
    <style:style style:name="T3" style:family="text">
      <style:text-properties officeooo:rsid="0010f7bd"/>
    </style:style>
    <style:style style:name="T4" style:family="text">
      <style:text-properties officeooo:rsid="0011d635"/>
    </style:style>
    <style:style style:name="T5" style:family="text">
      <style:text-properties officeooo:rsid="00159207"/>
    </style:style>
    <style:style style:name="T6" style:family="text">
      <style:text-properties officeooo:rsid="0016b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说明<text:span text:style-name="T3">：</text:span></text:p>
      <text:p text:style-name="P1"/>
      <text:p text:style-name="P1">1.getWordLink.py：对每个cluster内的topic，遍历每两个topic的每对word、word2，getEdge方法获取word与word2之间的边，分为三种情况：word是word2的上位词、word2是word的上位词、word和word2有共同的上位词（计算topic之间关系时，过滤掉这种情况）。由于word和word2可能对应多个synset，因而同义词深度量化得到的最低公共节点可能为多个，取min_depth最大的synset。结果中word和word<text:span text:style-name="T4">2之间仅有一种关系。</text:span></text:p>
      <text:p text:style-name="P1"/>
      <text:p text:style-name="P1">结果存储到vccfinder数据库的表wordLink中：</text:p>
      <text:p text:style-name="P1"/>
      <text:p text:style-name="P1">-- </text:p>
      <text:p text:style-name="P1">-- Table structure for table `wordLink` </text:p>
      <text:p text:style-name="P1">-- </text:p>
      <text:p text:style-name="P1"/>
      <text:p text:style-name="P1">DROP TABLE IF EXISTS `wordLink`; </text:p>
      <text:p text:style-name="P1">/*!40101 SET @saved_cs_client <text:s text:c="4"/>= @@character_set_client */; </text:p>
      <text:p text:style-name="P1">/*!40101 SET character_set_client = utf8 */; </text:p>
      <text:p text:style-name="P1">CREATE TABLE `wordLink` ( </text:p>
      <text:p text:style-name="P1"><text:s text:c="2"/>`id` int(11) NOT NULL AUTO_INCREMENT, </text:p>
      <text:p text:style-name="P1"><text:s text:c="2"/>`cluster` varchar(45) DEFAULT NULL, </text:p>
      <text:p text:style-name="P2"><text:s text:c="2"/>`start` varchar(45) , </text:p>
      <text:p text:style-name="P2"><text:s text:c="2"/>`end` varchar(45) , </text:p>
      <text:p text:style-name="P3"><text:s text:c="2"/>`edge` varchar(<text:span text:style-name="T5">25</text:span>5), </text:p>
      <text:p text:style-name="P1"><text:s text:c="2"/>`depth` int(11) DEFAULT NULL, </text:p>
      <text:p text:style-name="P1"><text:s text:c="2"/>PRIMARY KEY (`id`), </text:p>
      <text:p text:style-name="P1"><text:s text:c="2"/>KEY `cluster_index` (`cluster`) </text:p>
      <text:p text:style-name="P1">) ENGINE=InnoDB AUTO_INCREMENT=11062247 DEFAULT CHARSET=utf8mb4;</text:p>
      <text:p text:style-name="P1"/>
      <text:p text:style-name="P5">可通过</text:p>
      <text:p text:style-name="P4">SELECT cluster,start,end,count(*) FROM vccfinder.wordLink where start like '#%' group by cluster,start,end;</text:p>
      <text:p text:style-name="P4">查看两个topic之间的weight<text:span text:style-name="T1">（count值）。</text:span></text:p>
      <text:p text:style-name="P4"/>
      <text:p text:style-name="P1">2.makeGraphSingle.py：对每个cluster，count作为weight<text:span text:style-name="T2">，</text:span>绘制有向图。（不够精确，无法显示weight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4:31:53.245763391</meta:creation-date>
    <meta:generator>LibreOffice/4.2.8.2$Linux_X86_64 LibreOffice_project/420m0$Build-2</meta:generator>
    <dc:date>2016-02-25T15:02:04.363161351</dc:date>
    <meta:editing-duration>PT4M4S</meta:editing-duration>
    <meta:editing-cycles>12</meta:editing-cycles>
    <meta:document-statistic meta:table-count="0" meta:image-count="0" meta:object-count="0" meta:page-count="1" meta:paragraph-count="23" meta:word-count="283" meta:character-count="1003" meta:non-whitespace-character-count="913"/>
  </office:meta>
</office:document-meta>
</file>